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 fo:min-width="0cm"/>
    </style:style>
    <style:style style:name="gr2" style:family="graphic" style:parent-style-name="objectwithoutfill">
      <style:graphic-properties svg:stroke-width="0.1cm" draw:marker-start-width="0.35cm" draw:marker-end="Arrow" draw:marker-end-width="0.42cm" draw:fill="none" draw:textarea-vertical-align="middle" fo:padding-top="0.24cm" fo:padding-bottom="0.24cm" fo:padding-left="0.44cm" fo:padding-right="0.44cm"/>
    </style:style>
    <style:style style:name="gr3" style:family="graphic" style:parent-style-name="objectwithoutfill">
      <style:graphic-properties svg:stroke-width="0.1cm" draw:marker-start-width="0.35cm" draw:marker-end="Arrow" draw:marker-end-width="0.42cm" draw:fill="none" draw:textarea-horizontal-align="center" fo:padding-top="0.24cm" fo:padding-bottom="0.24cm" fo:padding-left="0.44cm" fo:padding-right="0.44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646cm" svg:height="3.245cm" svg:x="13cm" svg:y="2.7cm">
          <text:p text:style-name="P1"><text:span text:style-name="T1">yatish_client</text:span></text:p>
          <text:list text:style-name="L1">
            <text:list-item>
              <text:p text:style-name="P1"><text:span text:style-name="T2">id</text:span></text:p>
            </text:list-item>
            <text:list-item>
              <text:p text:style-name="P1">name</text:p>
            </text:list-item>
            <text:list-item>
              <text:p text:style-name="P1">(sync)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103cm" svg:height="3.956cm" svg:x="12.8cm" svg:y="7.6cm">
          <text:p text:style-name="P1"><text:span text:style-name="T1">yatish_project</text:span></text:p>
          <text:list text:style-name="L1">
            <text:list-item>
              <text:p text:style-name="P1"><text:span text:style-name="T2">id</text:span></text:p>
            </text:list-item>
            <text:list-item>
              <text:p text:style-name="P1">name</text:p>
            </text:list-item>
            <text:list-item>
              <text:p text:style-name="P1"><text:span text:style-name="T3">client_id</text:span></text:p>
            </text:list-item>
            <text:list-item>
              <text:p text:style-name="P1"><text:span text:style-name="T4">(sync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.351cm" svg:y1="7.6cm" svg:x2="15.323cm" svg:y2="5.945cm" draw:start-shape="id1" draw:start-glue-point="0" draw:end-shape="id2" draw:end-glue-point="2" svg:d="M15351 7600l-28-1655" svg:viewBox="0 0 29 1656">
          <text:p/>
        </draw:connector>
        <draw:custom-shape draw:style-name="gr1" draw:text-style-name="P1" xml:id="id3" draw:id="id3" draw:layer="layout" svg:width="5.171cm" svg:height="4.667cm" svg:x="12.704cm" svg:y="13.5cm">
          <text:p text:style-name="P1"><text:span text:style-name="T1">yatish_activity</text:span></text:p>
          <text:list text:style-name="L1">
            <text:list-item>
              <text:p text:style-name="P1"><text:span text:style-name="T2">id</text:span></text:p>
            </text:list-item>
            <text:list-item>
              <text:p text:style-name="P1"><text:span text:style-name="T3">project_id</text:span></text:p>
            </text:list-item>
            <text:list-item>
              <text:p text:style-name="P1"><text:span text:style-name="T3">task_id</text:span></text:p>
            </text:list-item>
            <text:list-item>
              <text:p text:style-name="P1"><text:span text:style-name="T3">tool_id</text:span></text:p>
            </text:list-item>
            <text:list-item>
              <text:p text:style-name="P1"><text:span text:style-name="T4">(sync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289cm" svg:y1="13.5cm" svg:x2="15.351cm" svg:y2="11.556cm" draw:start-shape="id3" draw:start-glue-point="0" draw:end-shape="id1" draw:end-glue-point="2" svg:d="M15289 13500l62-1944" svg:viewBox="0 0 63 1945">
          <text:p/>
        </draw:connector>
        <draw:custom-shape draw:style-name="gr1" draw:text-style-name="P1" xml:id="id4" draw:id="id4" draw:layer="layout" svg:width="4.252cm" svg:height="3.245cm" svg:x="8.5cm" svg:y="19.2cm">
          <text:p text:style-name="P1"><text:span text:style-name="T1">yatish_task</text:span></text:p>
          <text:list text:style-name="L1">
            <text:list-item>
              <text:p text:style-name="P1"><text:span text:style-name="T2">id</text:span></text:p>
            </text:list-item>
            <text:list-item>
              <text:p text:style-name="P1"><text:span text:style-name="T4">name</text:span></text:p>
            </text:list-item>
            <text:list-item>
              <text:p text:style-name="P1"><text:span text:style-name="T4">(sync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289cm" svg:y1="18.167cm" svg:x2="12.752cm" svg:y2="20.822cm" draw:start-shape="id3" draw:start-glue-point="2" draw:end-shape="id4" draw:end-glue-point="1" svg:d="M15289 18167l-2537 2655" svg:viewBox="0 0 2538 2656">
          <text:p/>
        </draw:connector>
        <draw:custom-shape draw:style-name="gr1" draw:text-style-name="P1" xml:id="id5" draw:id="id5" draw:layer="layout" svg:width="4.155cm" svg:height="3.245cm" svg:x="14.445cm" svg:y="20.166cm">
          <text:p text:style-name="P1"><text:span text:style-name="T1">yatish_tool</text:span></text:p>
          <text:list text:style-name="L1">
            <text:list-item>
              <text:p text:style-name="P1"><text:span text:style-name="T2">id</text:span></text:p>
            </text:list-item>
            <text:list-item>
              <text:p text:style-name="P1"><text:span text:style-name="T4">name</text:span></text:p>
            </text:list-item>
            <text:list-item>
              <text:p text:style-name="P1"><text:span text:style-name="T4">(sync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289cm" svg:y1="18.167cm" svg:x2="16.522cm" svg:y2="20.166cm" draw:start-shape="id3" draw:start-glue-point="2" draw:end-shape="id5" draw:end-glue-point="0" svg:d="M15289 18167l1233 1999" svg:viewBox="0 0 1234 2000">
          <text:p/>
        </draw:connector>
        <draw:custom-shape draw:style-name="gr1" draw:text-style-name="P1" xml:id="id6" draw:id="id6" draw:layer="layout" svg:width="5.421cm" svg:height="4.667cm" svg:x="4cm" svg:y="13.5cm">
          <text:p text:style-name="P1"><text:span text:style-name="T1">yatish_timeslot</text:span></text:p>
          <text:list text:style-name="L1">
            <text:list-item>
              <text:p text:style-name="P1"><text:span text:style-name="T2">id</text:span></text:p>
            </text:list-item>
            <text:list-item>
              <text:p text:style-name="P1"><text:span text:style-name="T4">start</text:span></text:p>
            </text:list-item>
            <text:list-item>
              <text:p text:style-name="P1"><text:span text:style-name="T4">stop</text:span></text:p>
            </text:list-item>
            <text:list-item>
              <text:p text:style-name="P1"><text:span text:style-name="T3">activity_id</text:span></text:p>
            </text:list-item>
            <text:list-item>
              <text:p text:style-name="P1"><text:span text:style-name="T4">(sync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421cm" svg:y1="15.833cm" svg:x2="12.704cm" svg:y2="15.833cm" draw:start-shape="id6" draw:start-glue-point="1" draw:end-shape="id3" draw:end-glue-point="3" svg:d="M9421 15833h3283" svg:viewBox="0 0 328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none" draw:fill-color="#e6e6ff" draw:textarea-vertical-align="top" draw:auto-grow-width="true" fo:padding-top="0.2cm" fo:padding-bottom="0.2cm" fo:padding-left="0.4cm" fo:padding-right="0.4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Pérenne</meta:initial-creator>
    <meta:creation-date>2020-01-15T14:18:03.762040371</meta:creation-date>
    <dc:date>2020-03-02T10:43:01.266798769</dc:date>
    <dc:creator>Nicolas Pérenne</dc:creator>
    <meta:editing-duration>PT35M20S</meta:editing-duration>
    <meta:editing-cycles>13</meta:editing-cycles>
    <meta:generator>LibreOffice/6.0.7.3$Linux_X86_64 LibreOffice_project/00m0$Build-3</meta:generator>
    <meta:printed-by>Nicolas Pérenne</meta:printed-by>
    <meta:print-date>2020-01-15T18:38:07.889396349</meta:print-date>
    <meta:document-statistic meta:object-count="11"/>
  </office:meta>
</office:document-meta>
</file>